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text-properties style:font-name="Calibri1" fo:language="pl" fo:country="PL"/>
    </style:style>
    <style:style style:name="P13" style:family="paragraph" style:parent-style-name="Text_20_body">
      <style:paragraph-properties fo:orphans="2" fo:widows="2"/>
      <style:text-properties style:font-name="Calibri1" fo:language="pl" fo:country="PL"/>
    </style:style>
    <style:style style:name="P14" style:family="paragraph" style:parent-style-name="Text_20_body">
      <style:text-properties style:font-name="Calibri"/>
    </style:style>
    <style:style style:name="P15" style:family="paragraph" style:parent-style-name="Text_20_body">
      <style:paragraph-properties fo:margin-left="0cm" fo:margin-right="0cm" fo:orphans="2" fo:widows="2" fo:text-indent="1.251cm" style:auto-text-indent="false"/>
      <style:text-properties style:font-name="Calibri1"/>
    </style:style>
    <style:style style:name="P16"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17"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18" style:family="paragraph" style:parent-style-name="Standard">
      <style:text-properties fo:language="pl" fo:country="PL"/>
    </style:style>
    <style:style style:name="P19" style:family="paragraph" style:parent-style-name="Dialog" style:list-style-name="L1"/>
    <style:style style:name="P20" style:family="paragraph" style:parent-style-name="Dialog" style:list-style-name="L1">
      <style:text-properties style:font-name="Calibri1"/>
    </style:style>
    <style:style style:name="P21" style:family="paragraph" style:parent-style-name="Dialog" style:list-style-name="L3">
      <style:text-properties style:font-name="Calibri1"/>
    </style:style>
    <style:style style:name="P22" style:family="paragraph" style:parent-style-name="Dialog" style:list-style-name="L4">
      <style:text-properties style:font-name="Calibri1" fo:background-color="transparent"/>
    </style:style>
    <style:style style:name="P23" style:family="paragraph" style:parent-style-name="Dialog" style:list-style-name="L5">
      <style:text-properties style:font-name="Calibri1"/>
    </style:style>
    <style:style style:name="P24" style:family="paragraph" style:parent-style-name="Dialog" style:list-style-name="L7">
      <style:text-properties style:font-name="Calibri1"/>
    </style:style>
    <style:style style:name="P25" style:family="paragraph" style:parent-style-name="Dialog" style:list-style-name="L8">
      <style:text-properties style:font-name="Calibri1"/>
    </style:style>
    <style:style style:name="P26" style:family="paragraph" style:parent-style-name="Dialog" style:list-style-name="L1">
      <style:text-properties style:font-name="Calibri"/>
    </style:style>
    <style:style style:name="P27" style:family="paragraph" style:parent-style-name="Dialog" style:list-style-name="L6">
      <style:text-properties style:font-name="Calibri"/>
    </style:style>
    <style:style style:name="P28" style:family="paragraph" style:parent-style-name="Dialog" style:list-style-name="L2">
      <style:paragraph-properties fo:orphans="2" fo:widows="2"/>
      <style:text-properties fo:language="pl" fo:country="PL"/>
    </style:style>
    <style:style style:name="P29" style:family="paragraph" style:parent-style-name="Dialog" style:list-style-name="L4">
      <style:text-properties fo:background-color="transparent"/>
    </style:style>
    <style:style style:name="P30" style:family="paragraph" style:parent-style-name="Dialog" style:list-style-name="L6"/>
    <style:style style:name="P31" style:family="paragraph" style:parent-style-name="Dialog" style:list-style-name="L7"/>
    <style:style style:name="P32" style:family="paragraph" style:parent-style-name="Dialog" style:list-style-name="L9"/>
    <style:style style:name="P33" style:family="paragraph" style:parent-style-name="Überschrift_20_2">
      <style:text-properties fo:language="pl" fo:country="PL"/>
    </style:style>
    <style:style style:name="P34" style:family="paragraph" style:parent-style-name="Überschrift_20_2">
      <style:text-properties style:font-name="Calibri"/>
    </style:style>
    <style:style style:name="P35" style:family="paragraph" style:parent-style-name="Überschrift_20_2">
      <style:text-properties style:font-name="Calibri" fo:language="pl" fo:country="PL"/>
    </style:style>
    <style:style style:name="P36" style:family="paragraph" style:parent-style-name="Heading" style:master-page-name="MP0">
      <style:paragraph-properties style:page-number="auto" fo:break-before="page"/>
      <style:text-properties fo:language="pl" fo:country="PL"/>
    </style:style>
    <style:style style:name="P37" style:family="paragraph" style:parent-style-name="Text_20_body" style:list-style-name="L1">
      <style:text-properties fo:language="pl" fo:country="PL"/>
    </style:style>
    <style:style style:name="P38" style:family="paragraph" style:parent-style-name="Text_20_body" style:list-style-name="L7"/>
    <style:style style:name="P39" style:family="paragraph" style:parent-style-name="Text_20_body">
      <style:text-properties style:font-name="Calibri1"/>
    </style:style>
    <style:style style:name="P40" style:family="paragraph" style:parent-style-name="Text_20_body">
      <style:paragraph-properties fo:orphans="2" fo:widows="2"/>
      <style:text-properties style:font-name="Calibri1"/>
    </style:style>
    <style:style style:name="P41" style:family="paragraph" style:parent-style-name="Text_20_body">
      <style:paragraph-properties fo:orphans="2" fo:widows="2"/>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transparent"/>
    </style:style>
    <style:style style:name="T10" style:family="text">
      <style:text-properties style:font-name="Calibri"/>
    </style:style>
    <style:style style:name="T11" style:family="text">
      <style:text-properties style:font-name="Calibri" fo:language="pl" fo:country="PL"/>
    </style:style>
    <style:style style:name="T12" style:family="text">
      <style:text-properties style:font-name="Calibri" fo:language="pl" fo:country="PL" fo:background-color="transparent"/>
    </style:style>
    <style:style style:name="T13" style:family="text">
      <style:text-properties style:font-name="Calibri" fo:language="pl" fo:country="PL" fo:background-color="#ffff00"/>
    </style:style>
    <style:style style:name="T14" style:family="text">
      <style:text-properties fo:background-color="#ffff00"/>
    </style:style>
    <style:style style:name="T15" style:family="text">
      <style:text-properties fo:background-color="transparent"/>
    </style:style>
    <style:style style:name="T16" style:family="text">
      <style:text-properties style:font-name="Calibri1"/>
    </style:style>
    <style:style style:name="T17" style:family="text">
      <style:text-properties style:font-name="Calibri1" fo:language="pl" fo:country="P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ynastia Sobieskich – tom II, „Pola Chwały”</text:p>
      <text:h text:style-name="P33"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i starostw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i chwalebnych pochod<text:span text:style-name="T5">ó</text:span><text:span text:style-name="T10">w w dalekie krainy</text:span>, lecz tu nie na wypraw<text:span text:style-name="T5">ę</text:span><text:span text:style-name="T10"> </text:span>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zapomnia<text:span text:style-name="T5">ł</text:span><text:span text:style-name="T10"> ju</text:span><text:span text:style-name="T5">ż</text:span><text:span text:style-name="T10">, po co si</text:span><text:span text:style-name="T5">ę</text:span><text:span text:style-name="T10"> zaci</text:span><text:span text:style-name="T5">ą</text:span><text:span text:style-name="T10">gn</text:span><text:span text:style-name="T5">ął</text:span><text:span text:style-name="T10">, zapomnia</text:span><text:span text:style-name="T5">ł</text:span><text:span text:style-name="T10"> nawet, jak si</text:span><text:span text:style-name="T5">ę</text:span><text:span text:style-name="T10"> nazywa, wiedzia</text:span><text:span text:style-name="T5">ł</text:span><text:span text:style-name="T10"> tylko gdzie lewo, a gdzie prawo, jak i</text:span><text:span text:style-name="T5">ść</text:span><text:span text:style-name="T10"> trzy kroki w wprz</text:span><text:span text:style-name="T5">ó</text:span><text:span text:style-name="T10">d, obr</text:span><text:span text:style-name="T5">ó</text:span><text:span text:style-name="T10">t, trzy kroki w ty</text:span><text:span text:style-name="T5">ł</text:span><text:span text:style-name="T10">. N</text:spa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1">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4">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z obcym – pono angielskim – kr<text:span text:style-name="T5">ó</text:span><text:span text:style-name="T10">lem </text:span>żołd za pierwszy kwartał, surowo przykazując wydać go na zaopatrzenie w żywność. Dwa dni później regiment wyruszył. Dalej maszerowały albo konno jechały inne, nowo sformowane regimenty z całej <text:soft-page-break/>wiernej królowi Rzeczypospolitej. Ciągnęł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33"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text:soft-page-break/>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text:soft-page-break/>wsparcie jazdy koronnej nadchodziło. Jazda ta rozdzieliła się na dwie grupy, z dwóch stron obóz piechoty obiegające, i z dwóch stron na Tatarów uderzyć mające.</text:p>
      <text:p text:style-name="P8">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Do Lwowa dotar<text:span text:style-name="T5">ł</text:span><text:span text:style-name="T10"> r</text:span><text:span text:style-name="T5">ó</text:span><text:span text:style-name="T10">wnie</text:span><text:span text:style-name="T5">ż</text:span><text:span text:style-name="T10"> Szlomo syn Hejhela, wys</text:span><text:span text:style-name="T5">ł</text:span><text:span text:style-name="T10">annik kaha</text:span><text:span text:style-name="T5">ł</text:span><text:span text:style-name="T10">u krakowskiego. Podr</text:span><text:span text:style-name="T5">óż</text:span><text:span text:style-name="T10">owa</text:span><text:span text:style-name="T5">ł</text:span><text:span text:style-name="T10"> razem z panem Krzysztofem Mieroszewskim. Jakby taka kompania podr</text:span><text:span text:style-name="T5">óż</text:span><text:span text:style-name="T10">na ma</text:span><text:span text:style-name="T5">ł</text:span><text:span text:style-name="T10">o dziwn</text:span><text:span text:style-name="T5">ą</text:span><text:span text:style-name="T10"> by</text:span><text:span text:style-name="T5">ł</text:span><text:span text:style-name="T10">a, Szlomo spotka</text:span><text:span text:style-name="T5">ł</text:span><text:span text:style-name="T10"> si</text:span><text:span text:style-name="T5">ę</text:span><text:span text:style-name="T10"> po swym przyje</text:span><text:span text:style-name="T5">ź</text:span><text:span text:style-name="T10">dzie nie tylko z najdostojniejszymi </text:span><text:span text:style-name="T5">Ż</text:span><text:span text:style-name="T10">ydami Lwowa, lecz r</text:span><text:span text:style-name="T5">ó</text:span><text:span text:style-name="T10">wnie</text:span><text:span text:style-name="T5">ż</text:span><text:span text:style-name="T10"> z naczelnym gminy ormia</text:span><text:span text:style-name="T5">ń</text:span><text:span text:style-name="T10">skiej w tym zacnym mie</text:span><text:span text:style-name="T5">ś</text:span><text:span text:style-name="T10">cie. Pan Mieroszewski tymczasem, pracami fortyfikacyjnymi wok</text:span><text:span text:style-name="T5">ół</text:span><text:span text:style-name="T10"> Lwowa zawiaduj</text:span><text:span text:style-name="T5">ą</text:span><text:span text:style-name="T10">cy, do pana wojewody Jab</text:span><text:span text:style-name="T5">ł</text:span><text:span text:style-name="T10">onowskiego przyst</text:span><text:span text:style-name="T5">ę</text:span><text:span text:style-name="T10">p mia</text:span><text:span text:style-name="T5">ł</text:span><text:span text:style-name="T10"> ci</text:span><text:span text:style-name="T5">ą</text:span><text:span text:style-name="T10">gle, i trzeciego dnia po przybyciu tak zagai</text:span><text:span text:style-name="T5">ł</text:span><text:span text:style-name="T10">.</text:span></text:p>
      <text:list xml:id="list3269849242877700195" text:style-name="L1">
        <text:list-item>
          <text:p text:style-name="P19"><text:span text:style-name="T10">Teraz </text:span><text:span text:style-name="T5">ł</text:span><text:span text:style-name="T10">o</text:span><text:span text:style-name="T5">ż</text:span><text:span text:style-name="T10">y jego wysoko</text:span><text:span text:style-name="T5">ść</text:span><text:span text:style-name="T10"> kr</text:span><text:span text:style-name="T5">ó</text:span><text:span text:style-name="T10">l Jan na fortyfikacje obficie, na ich budow</text:span><text:span text:style-name="T5">ę</text:span><text:span text:style-name="T10">, lecz i na utrzymanie ci</text:span><text:span text:style-name="T5">ą</text:span><text:span text:style-name="T10">gle sumy potrzebne b</text:span><text:span text:style-name="T5">ę</text:span><text:span text:style-name="T10">d</text:span><text:span text:style-name="T5">ą</text:span><text:span text:style-name="T10"> niema</text:span><text:span text:style-name="T5">ł</text:span><text:span text:style-name="T10">e.</text:span></text:p>
        </text:list-item>
        <text:list-item>
          <text:p text:style-name="P19"><text:span text:style-name="T10">Po wojnie miasto na fortyfikacje </text:span><text:span text:style-name="T5">ł</text:span><text:span text:style-name="T10">o</text:span><text:span text:style-name="T5">ż</text:span><text:span text:style-name="T10">y</text:span><text:span text:style-name="T5">ć</text:span><text:span text:style-name="T10"> b</text:span><text:span text:style-name="T5">ę</text:span><text:span text:style-name="T10">dzie, handlem swym to finansuj</text:span><text:span text:style-name="T5">ą</text:span><text:span text:style-name="T10">c. Wa</text:span><text:span text:style-name="T5">ść</text:span><text:span text:style-name="T10"> pilnowa</text:span><text:span text:style-name="T5">ł</text:span><text:span text:style-name="T10"> b</text:span><text:span text:style-name="T5">ę</text:span><text:span text:style-name="T10">dziesz, by z handlowych dochod</text:span><text:span text:style-name="T5">ó</text:span><text:span text:style-name="T10">w na to </text:span><text:span text:style-name="T5">ł</text:span><text:span text:style-name="T10">yczkowie nie sk</text:span><text:span text:style-name="T5">ą</text:span><text:span text:style-name="T10">pili.</text:span></text:p>
        </text:list-item>
        <text:list-item>
          <text:p text:style-name="P19"><text:span text:style-name="T10">Handel rzecz zacna, je</text:span><text:span text:style-name="T5">ś</text:span><text:span text:style-name="T10">li doch</text:span><text:span text:style-name="T5">ó</text:span><text:span text:style-name="T10">d przynosi, ale z tym i przed wojn</text:span><text:span text:style-name="T5">ą</text:span><text:span text:style-name="T10"> nieweso</text:span><text:span text:style-name="T5">ł</text:span><text:span text:style-name="T10">o by</text:span><text:span text:style-name="T5">ł</text:span><text:span text:style-name="T10">o. Teraz to nawet Gda</text:span><text:span text:style-name="T5">ń</text:span><text:span text:style-name="T10">sk biednieje, a co dopiero Lw</text:span><text:span text:style-name="T5">ó</text:span><text:span text:style-name="T10">w.</text:span></text:p>
        </text:list-item>
        <text:list-item>
          <text:p text:style-name="P19"><text:soft-page-break/><text:span text:style-name="T10">Lw</text:span><text:span text:style-name="T5">ó</text:span><text:span text:style-name="T10">w jednak mo</text:span><text:span text:style-name="T5">ż</text:span><text:span text:style-name="T10">liwo</text:span><text:span text:style-name="T5">ś</text:span><text:span text:style-name="T10">ci handlu uzyska, je</text:span><text:span text:style-name="T5">ś</text:span><text:span text:style-name="T10">li pok</text:span><text:span text:style-name="T5">ó</text:span><text:span text:style-name="T10">j rozs</text:span><text:span text:style-name="T5">ą</text:span><text:span text:style-name="T10">dny z Turkiem zawrzemy. Handel ze wschodem, ko</text:span><text:span text:style-name="T5">ń</text:span><text:span text:style-name="T10">mi, broni</text:span><text:span text:style-name="T5">ą</text:span><text:span text:style-name="T10">, suknem, a i fortalicje te w tym pomog</text:span><text:span text:style-name="T5">ą</text:span><text:span text:style-name="T10">, </text:span><text:span text:style-name="T5">ż</text:span><text:span text:style-name="T10">e kupcy bezpieczniej czu</text:span><text:span text:style-name="T5">ć</text:span><text:span text:style-name="T10"> si</text:span><text:span text:style-name="T5">ę</text:span><text:span text:style-name="T10"> b</text:span><text:span text:style-name="T5">ę</text:span><text:span text:style-name="T10">d</text:span><text:span text:style-name="T5">ą</text:span><text:span text:style-name="T10">.</text:span></text:p>
        </text:list-item>
        <text:list-item>
          <text:p text:style-name="P19"><text:span text:style-name="T10">Tak, ale dalej na wsch</text:span><text:span text:style-name="T5">ó</text:span><text:span text:style-name="T10">d od Lwowa miejsc bezpiecznych nie ma.</text:span></text:p>
        </text:list-item>
        <text:list-item>
          <text:p text:style-name="P19"><text:span text:style-name="T10">Jak by pu</text:span><text:span text:style-name="T5">ś</text:span><text:span text:style-name="T10">ci</text:span><text:span text:style-name="T5">ć</text:span><text:span text:style-name="T10"> nowy szlak handlowy wzd</text:span><text:span text:style-name="T5">ł</text:span><text:span text:style-name="T10">u</text:span><text:span text:style-name="T5">ż</text:span><text:span text:style-name="T10"> Dniestru, i tam forteczki pobudowa</text:span><text:span text:style-name="T5">ć</text:span><text:span text:style-name="T10">, mo</text:span><text:span text:style-name="T5">ż</text:span><text:span text:style-name="T10">na by je te</text:span><text:span text:style-name="T5">ż</text:span><text:span text:style-name="T10"> Dniestrem zaopatrywa</text:span><text:span text:style-name="T5">ć</text:span><text:span text:style-name="T10">. </text:span></text:p>
        </text:list-item>
        <text:list-item>
          <text:p text:style-name="P19"><text:span text:style-name="T10">Trzeba tylko przypilnowa</text:span><text:span text:style-name="T5">ć</text:span><text:span text:style-name="T10">, aby piractwo rzeczne kozackie na Dniestrze nie odrodzi</text:span><text:span text:style-name="T5">ł</text:span><text:span text:style-name="T10">o si</text:span><text:span text:style-name="T5">ę</text:span><text:span text:style-name="T10">.</text:span></text:p>
        </text:list-item>
        <text:list-item>
          <text:p text:style-name="P19"><text:span text:style-name="T10">O to te</text:span><text:span text:style-name="T5">ż</text:span><text:span text:style-name="T10"> si</text:span><text:span text:style-name="T5">ę</text:span><text:span text:style-name="T10"> b</text:span><text:span text:style-name="T5">ę</text:span><text:span text:style-name="T10">d</text:span><text:span text:style-name="T5">ą</text:span><text:span text:style-name="T10"> za</text:span><text:span text:style-name="T5">ł</text:span><text:span text:style-name="T10">ogi tych stanic martwi</text:span><text:span text:style-name="T5">ć.</text:span></text:p>
        </text:list-item>
        <text:list-item>
          <text:p text:style-name="P19"><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0"> u Angielczyk</text:span><text:span text:style-name="T5">ó</text:span><text:span text:style-name="T10">w. Stw</text:span><text:span text:style-name="T5">ó</text:span><text:span text:style-name="T10">rzmy te</text:span><text:span text:style-name="T5">ż</text:span><text:span text:style-name="T10"> i my!</text:span></text:p>
        </text:list-item>
        <text:list-item>
          <text:p text:style-name="P19"><text:span text:style-name="T10">A sk</text:span><text:span text:style-name="T5">ą</text:span><text:span text:style-name="T10">d</text:span><text:span text:style-name="T5">ż</text:span><text:span text:style-name="T10">e ch</text:span><text:span text:style-name="T5">ę</text:span><text:span text:style-name="T10">tnych a bogatych to tej kompanii znajdziecie? - wojewoda niskie mia</text:span><text:span text:style-name="T5">ł</text:span><text:span text:style-name="T10"> mniemanie o swych ziomk</text:span><text:span text:style-name="T5">ó</text:span><text:span text:style-name="T10">w sk</text:span><text:span text:style-name="T5">łonności do ryzyka</text:span></text:p>
        </text:list-item>
        <text:list-item>
          <text:p text:style-name="P19"><text:span text:style-name="T10">We Lwowie maj</text:span><text:span text:style-name="T5">ę</text:span><text:span text:style-name="T10">tnych ludzi ledwie troch</text:span><text:span text:style-name="T5">ę</text:span><text:span text:style-name="T10"> się</text:span><text:span text:style-name="T5"> znajdzie – rozpoczął z namysłem Mieroszowski</text:span></text:p>
        </text:list-item>
        <text:list-item>
          <text:p text:style-name="P20">Właśnie, po ostatnich tatarskich oblężeniach, co i nawet okupować się musieli, za króla poprzedniego – wtrącił wojewoda.</text:p>
        </text:list-item>
        <text:list-item>
          <text:p text:style-name="P19"><text:span text:style-name="T10">I na t</text:span><text:span text:style-name="T5">ę</text:span><text:span text:style-name="T10"> imprez</text:span><text:span text:style-name="T5">ę</text:span><text:span text:style-name="T10"> wszystkiej maj</text:span><text:span text:style-name="T5">ę</text:span><text:span text:style-name="T10">tno</text:span><text:span text:style-name="T5">ś</text:span><text:span text:style-name="T10">ci swej nie zaryzykuj</text:span><text:span text:style-name="T5">ą</text:span><text:span text:style-name="T10">. Ale troch</text:span><text:span text:style-name="T5">ę</text:span><text:span text:style-name="T10"> mo</text:span><text:span text:style-name="T5">ż</text:span><text:span text:style-name="T10">e w</text:span><text:span text:style-name="T5">ł</text:span><text:span text:style-name="T10">o</text:span><text:span text:style-name="T5">żą</text:span><text:span text:style-name="T10">, a i ich znajomo</text:span><text:span text:style-name="T5">ś</text:span><text:span text:style-name="T10">ci z Tatary pomog</text:span><text:span text:style-name="T5">ą</text:span><text:span text:style-name="T10">. Przez krymskie przecie domeny handel do Turcji i Persji i</text:span><text:span text:style-name="T5">ść</text:span><text:span text:style-name="T10"> musi.</text:span></text:p>
        </text:list-item>
        <text:list-item>
          <text:p text:style-name="P19"><text:span text:style-name="T10">Na podarki dla tureckich i perskich dostojnik</text:span><text:span text:style-name="T5">ó</text:span><text:span text:style-name="T10">w wi</text:span><text:span text:style-name="T5">ę</text:span><text:span text:style-name="T10">cej z</text:span><text:span text:style-name="T5">ł</text:span><text:span text:style-name="T10">ota by trzeba ni</text:span><text:span text:style-name="T5">ż</text:span><text:span text:style-name="T10"> w ca</text:span><text:span text:style-name="T5">ł</text:span><text:span text:style-name="T10">ym Lwowie znajdziesz – Jab</text:span><text:span text:style-name="T5">ł</text:span><text:span text:style-name="T10">onowski oponowa</text:span><text:span text:style-name="T5">ć</text:span><text:span text:style-name="T10"> nie przestawa</text:span><text:span text:style-name="T5">ł</text:span><text:span text:style-name="T10">.</text:span></text:p>
        </text:list-item>
        <text:list-item>
          <text:p text:style-name="P19"><text:span text:style-name="T10">Tote</text:span><text:span text:style-name="T5">ż</text:span><text:span text:style-name="T10"> poza Lwowem r</text:span><text:span text:style-name="T5">ó</text:span><text:span text:style-name="T10">wnie</text:span><text:span text:style-name="T5">ż</text:span><text:span text:style-name="T10"> szuka</text:span><text:span text:style-name="T5">ć</text:span><text:span text:style-name="T10"> nam trzeba, zatem rozmawia</text:span><text:span text:style-name="T5">ł</text:span><text:span text:style-name="T10">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17">Zdumiał się na ową wzmiankę o Żydach pan Jabłonowski. Jednak konieczność odbudowy handlu znał, sam przecie hodowlą koni się zajmował, i bez importu świeżej krwi ze wschodu, dochować się wierzchowców nie mógł. Wszyscy znawcy mieszali bowiem klacze polskiego chowu i ogierami z Rosji a lepiej jeszcze z Turcji sprowadzanymi. </text:p>
      <text:list xml:id="list38620874" text:continue-numbering="true" text:style-name="L1">
        <text:list-item>
          <text:p text:style-name="P26">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26">Anglicy ju<text:span text:style-name="T5">ż</text:span> i teraz z rozmachem o handlu przysz<text:span text:style-name="T5">ł</text:span>em my<text:span text:style-name="T5">ś</text:span>l<text:span text:style-name="T5">ą</text:span>. Widzia<text:span text:style-name="T5">ł</text:span>em si<text:span text:style-name="T5">ę</text:span> z panem, jak mu tam, Hyde. </text:p>
          <text:p text:style-name="P37"/>
        </text:list-item>
      </text:list>
      <text:p text:style-name="P9">* <text:s/>* <text:s/>*</text:p>
      <text:p text:style-name="P8">Pan Stuart Lawrence Hyde uzna<text:span text:style-name="T5">ł</text:span><text:span text:style-name="T10"> sw</text:span><text:span text:style-name="T5">ą</text:span><text:span text:style-name="T10"> misj</text:span><text:span text:style-name="T5">ę</text:span><text:span text:style-name="T10"> w Warszawie za nieudan</text:span><text:span text:style-name="T5">ą</text:span><text:span text:style-name="T10">. Nic wi</text:span><text:span text:style-name="T5">ę</text:span><text:span text:style-name="T10">cej jednak uczyni</text:span><text:span text:style-name="T5">ć</text:span><text:span text:style-name="T10"> dla swego kr</text:span><text:span text:style-name="T5">ó</text:span><text:span text:style-name="T10">la nie m</text:span><text:span text:style-name="T5">ó</text:span><text:span text:style-name="T10">g</text:span><text:span text:style-name="T5">ł – dla siebie jednak owszem</text:span><text:span text:style-name="T10">. Od czasu elekcji za</text:span><text:span text:style-name="T5">ł</text:span><text:span text:style-name="T10">atwia</text:span><text:span text:style-name="T5">ł</text:span><text:span text:style-name="T10"> poparcie dla plan</text:span><text:span text:style-name="T5">ó</text:span><text:span text:style-name="T10">w angielskiej kompanii wschodniej, aby szlak lewanty</text:span><text:span text:style-name="T5">ń</text:span><text:span text:style-name="T10">ski dla jej handlu otworzy</text:span><text:span text:style-name="T5">ć</text:span><text:span text:style-name="T10">. Pro forma stworzy</text:span><text:span text:style-name="T5">ł</text:span><text:span text:style-name="T10"> jej kantory w Krakowie i we Lwowie, obficie szastaj</text:span><text:span text:style-name="T5">ą</text:span><text:span text:style-name="T10">c pieni</text:span><text:span text:style-name="T5">ę</text:span><text:span text:style-name="T10">dzmi a bardziej jeszcze wekslami z pokryciem londy</text:span><text:span text:style-name="T5">ń</text:span><text:span text:style-name="T10">skim. Jednak nie potrafi</text:span><text:span text:style-name="T5">ł</text:span><text:span text:style-name="T10"> sk</text:span><text:span text:style-name="T5">ł</text:span><text:span text:style-name="T10">oni</text:span><text:span text:style-name="T5">ć</text:span><text:span text:style-name="T10"> nikogo wp</text:span><text:span text:style-name="T5">ł</text:span><text:span text:style-name="T10">ywowego do poparcia idei pokoju z Osmanami natychmiast, a to dla otwarcia szlak</text:span><text:span text:style-name="T5">ó</text:span><text:span text:style-name="T10">w handlowych na wsch</text:span><text:span text:style-name="T5">ó</text:span><text:span text:style-name="T10">d. Dowiedzia</text:span><text:span text:style-name="T5">ł</text:span><text:span text:style-name="T10"> si</text:span><text:span text:style-name="T5">ę</text:span><text:span text:style-name="T10"> natomiast, </text:span><text:span text:style-name="T5">ż</text:span><text:span text:style-name="T10">e idea handlu z Osmanami kiedy</text:span><text:span text:style-name="T5">ś</text:span><text:span text:style-name="T10">, po zawarciu jakiego</text:span><text:span text:style-name="T5">ś</text:span><text:span text:style-name="T10"> pokoju, zwolenników licznych ma, i to nie tylko w</text:span><text:span text:style-name="T5">ś</text:span><text:span text:style-name="T10">r</text:span><text:span text:style-name="T5">ó</text:span><text:span text:style-name="T10">d kupc</text:span><text:span text:style-name="T5">ó</text:span><text:span text:style-name="T10">w.</text:span></text:p>
      <text:p text:style-name="Text_20_body"><text:soft-page-break/><text:span text:style-name="T11">Zadziwi</text:span><text:span text:style-name="T6">ło</text:span><text:span text:style-name="T11"> go takie nastawienie arystokracji tutejszej. Pewien by</text:span><text:span text:style-name="T6">ł</text:span><text:span text:style-name="T11">, </text:span><text:span text:style-name="T6">ż</text:span><text:span text:style-name="T11">e ten podobno niezwykle waleczny nar</text:span><text:span text:style-name="T5">ó</text:span><text:span text:style-name="T10">d szlachecki handlem brzydzi</text:span><text:span text:style-name="T5">ł</text:span><text:span text:style-name="T10"> si</text:span><text:span text:style-name="T5">ę</text:span><text:span text:style-name="T10"> będzie. Lecz przecie wiedzieli magnaci dobrze, jak s</text:span><text:span text:style-name="T5">ó</text:span><text:span text:style-name="T10">l z Polski na rynkach francuskich a wino francuskie w Polsce sprzedawa</text:span><text:span text:style-name="T5">ć</text:span><text:span text:style-name="T10"> si</text:span><text:span text:style-name="T5">ę</text:span><text:span text:style-name="T10"> b</text:span><text:span text:style-name="T5">ę</text:span><text:span text:style-name="T10">dzie, martwili si</text:span><text:span text:style-name="T5">ę</text:span><text:span text:style-name="T10"> blokad</text:span><text:span text:style-name="T5">ą</text:span><text:span text:style-name="T10"> na handel ko</text:span><text:span text:style-name="T5">ń</text:span><text:span text:style-name="T10">mi na czas wojny, i zainteresowani byli eksportem </text:span><text:span text:style-name="T5">ż</text:span><text:span text:style-name="T10">ywno</text:span><text:span text:style-name="T5">ś</text:span><text:span text:style-name="T10">ci do Anglii. Za</text:span><text:span text:style-name="T5">ś</text:span><text:span text:style-name="T10"> pami</text:span><text:span text:style-name="T5">ęć</text:span><text:span text:style-name="T10"> o handlu z Konstantynopolem, jeszcze sprzed wojen z pocz</text:span><text:span text:style-name="T5">ą</text:span><text:span text:style-name="T10">tku wieku, nadal </text:span><text:span text:style-name="T5">ż</text:span><text:span text:style-name="T10">yw</text:span><text:span text:style-name="T5">ą</text:span><text:span text:style-name="T10"> by</text:span><text:span text:style-name="T5">ł</text:span><text:span text:style-name="T10">a. </text:span></text:p>
      <text:p text:style-name="Text_20_body"><text:span text:style-name="T10">Dowiedzia</text:span><text:span text:style-name="T5">ł</text:span><text:span text:style-name="T10"> si</text:span><text:span text:style-name="T5">ę</text:span><text:span text:style-name="T10"> r</text:span><text:span text:style-name="T5">ó</text:span><text:span text:style-name="T10">wnie</text:span><text:span text:style-name="T5">ż pan Hyde, że i inne zagraniczne państwa otwarciem szlaków handlowych do Konstantypola interesują się. Postanowi</text:span><text:span text:style-name="T5">ł</text:span><text:span text:style-name="T5"> zatem by</text:span><text:span text:style-name="T5">ć</text:span><text:span text:style-name="T5"> bli</text:span><text:span text:style-name="T5">ż</text:span><text:span text:style-name="T5">ej wydarze</text:span><text:span text:style-name="T5">ń</text:span><text:span text:style-name="T5"> i za kr</text:span><text:span text:style-name="T5">ó</text:span><text:span text:style-name="T5">lem polskim pojecha</text:span><text:span text:style-name="T5">ć</text:span><text:span text:style-name="T5">.</text:span></text:p>
      <text:p text:style-name="P8"/>
      <text:p text:style-name="P9">* <text:s/>* <text:s/>*</text:p>
      <text:p text:style-name="P8"/>
      <text:p text:style-name="P8">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8">Pojechał zatem de Gourdant do Rouen.</text:p>
      <text:p text:style-name="P8">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text:soft-page-break/>-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 <text:s/>* <text:s/>*</text:p>
      <text:p text:style-name="P8">"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a cho<text:span text:style-name="T5">ć</text:span><text:span text:style-name="T10">by od Angielczyk</text:span><text:span text:style-name="T5">ó</text:span><text:span text:style-name="T10">w tego kupca r</text:span><text:span text:style-name="T5">ó</text:span><text:span text:style-name="T10">wnie</text:span><text:span text:style-name="T5">ż pieniądz się przydaje</text:span><text:span text:style-name="T10">,</text:span> jednak pono, że więcej w pałac swój nowy wedle Kabat pan Morsztyn podskarbi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text:span><text:soft-page-break/><text:span text:style-name="T2">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text:span><text:span text:style-name="T2">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text:soft-page-break/>-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text:soft-page-break/>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35"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text:soft-page-break/>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0">Tu będzie tyrada na temat zalet utraty niepodległości na rzecz imperium.</text:p>
      <text:p text:style-name="P8">Wstał teraz wojewoda trocki, Marcjan Ogiński, posesjonat możny i daleki hetmana Paca krewny.</text:p>
      <text:p text:style-name="Dialog">-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text:soft-page-break/>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1">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text:span><text:soft-page-break/><text:span text:style-name="T2">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Peter Pirwitz wyprostował obolałe plecy a następnie oparł się na rydlu, którym rył pracowicie w jasnej, mokrej glebie Podola przez całe popołudnie. Spojrzał na dzieło swoje i pozostałych piechurów z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8">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zpoczęto, tam zakotłowało się, <text:soft-page-break/>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0">Kryczy</text:span><text:span text:style-name="T5">ń</text:span><text:span text:style-name="T10">ski za</text:span><text:span text:style-name="T5">ś</text:span><text:span text:style-name="T10"> za zdrad</text:span><text:span text:style-name="T5">ę</text:span><text:span text:style-name="T10"> Rzeczypospolitej przed s</text:span><text:span text:style-name="T5">ę</text:span><text:span text:style-name="T10">dzi</text:span><text:span text:style-name="T5">ą</text:span><text:span text:style-name="T10"> najwy</text:span><text:span text:style-name="T5">ż</text:span><text:span text:style-name="T10">szym rachunek zdawa</text:span><text:span text:style-name="T5">ł</text:span>.</text:p>
      <text:p text:style-name="P8"/>
      <text:h text:style-name="P35"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łumacz ten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jeszcze d<text:span text:style-name="T5">ł</text:span><text:span text:style-name="T10">ugo </text:span>na światło prawdziwej wiary Proroka. Nawet nazwy prawdziwie osmańskiej jeszcze im nie wymyślono...</text:p>
      <text:p text:style-name="P3"><text:soft-page-break/>-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0">e plan</text:span><text:span text:style-name="T5">ó</text:span><text:span text:style-name="T10">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3">a</text:span></text:span></text:p>
      <text:h text:style-name="P34" text:outline-level="2">Rozdział V</text:h>
      <text:p text:style-name="P8">W ciągu listopada trudniej się wojowało wołochom pana Ostrowskiego w Mołdawii. Co prawda jesień była cieplejsza na południe od Dniestru, pogoda zatem nie doświadczała wojaków, i <text:soft-page-break/>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0">ogrodzcy do wojny z Lachami si</text:span><text:span text:style-name="T5">ę</text:span><text:span text:style-name="T10"> nie kwapili, lecz jeszcze mniej mieli ochot</text:span><text:span text:style-name="T5">ę</text:span><text:span text:style-name="T10"> stawia</text:span><text:span text:style-name="T5">ć</text:span><text:span text:style-name="T10"> czo</text:span><text:span text:style-name="T5">ł</text:span><text:span text:style-name="T10">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0">kowej </text:span>pana Modrzewskiego. Jabłonowski już w nocy wysłał trzy pułki, Bogusza, <text:span text:style-name="T5">Łą</text:span><text:span text:style-name="T10">ckiego i Modrzewskiego w</text:span><text:span text:style-name="T5">ł</text:span><text:span text:style-name="T10">a</text:span><text:span text:style-name="T5">ś</text:span><text:span text:style-name="T10">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ext:soft-page-break/>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2">, a</text:span></text:span><text:span text:style-name="Absatz-Standardschriftart"><text:span text:style-name="T7">ż</text:span></text:span><text:span text:style-name="Absatz-Standardschriftart"><text:span text:style-name="T12"> mu pot zalewa</text:span></text:span><text:span text:style-name="Absatz-Standardschriftart"><text:span text:style-name="T7">ł</text:span></text:span><text:span text:style-name="Absatz-Standardschriftart"><text:span text:style-name="T12"> oczy. I to pomimo mro</text:span></text:span><text:span text:style-name="Absatz-Standardschriftart"><text:span text:style-name="T7">ź</text:span></text:span><text:span text:style-name="Absatz-Standardschriftart"><text:span text:style-name="T12">nego powietrza i </text:span></text:span><text:span text:style-name="Absatz-Standardschriftart"><text:span text:style-name="T7">ś</text:span></text:span><text:span text:style-name="Absatz-Standardschriftart"><text:span text:style-name="T12">niegu, zalegaj</text:span></text:span><text:span text:style-name="Absatz-Standardschriftart"><text:span text:style-name="T7">ą</text:span></text:span><text:span text:style-name="Absatz-Standardschriftart"><text:span text:style-name="T12">cego w ca</text:span></text:span><text:span text:style-name="Absatz-Standardschriftart"><text:span text:style-name="T7">ł</text:span></text:span><text:span text:style-name="Absatz-Standardschriftart"><text:span text:style-name="T12">ej dolinie Dniestru. Dobry mia</text:span></text:span><text:span text:style-name="Absatz-Standardschriftart"><text:span text:style-name="T7">ł</text:span></text:span><text:span text:style-name="Absatz-Standardschriftart"><text:span text:style-name="T12"> widok Peter na t</text:span></text:span><text:span text:style-name="Absatz-Standardschriftart"><text:span text:style-name="T7">ę</text:span></text:span><text:span text:style-name="Absatz-Standardschriftart"><text:span text:style-name="T12">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text:span></text:span><text:span text:style-name="Absatz-Standardschriftart"><text:span text:style-name="T7">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8">Pana Sieniawskiego <text:span text:style-name="T5">zdumienie</text:span><text:span text:style-name="T10"> ogarn</text:span><text:span text:style-name="T5">ęło</text:span><text:span text:style-name="T10"> na widok oddalaj</text:span><text:span text:style-name="T5">ą</text:span><text:span text:style-name="T10">cych si</text:span><text:span text:style-name="T5">ę</text:span><text:span text:style-name="T10"> w po</text:span><text:span text:style-name="T5">ś</text:span><text:span text:style-name="T10">cigu za Tatarami kawalerzyst</text:span><text:span text:style-name="T5">ó</text:span><text:span text:style-name="T10">w. Nie taki by</text:span><text:span text:style-name="T5">ł</text:span><text:span text:style-name="T10"> plan! Czy tego Jab</text:span><text:span text:style-name="T5">ł</text:span><text:span text:style-name="T10">onowskiego szale</text:span><text:span text:style-name="T5">ń</text:span><text:span text:style-name="T10">stwo bitewne ponios</text:span><text:span text:style-name="T5">ł</text:span><text:span text:style-name="T10">o, czy sam </text:span><text:soft-page-break/><text:span text:style-name="T10">szuka chwa</text:span><text:span text:style-name="T5">ł</text:span><text:span text:style-name="T10">y? Niepodobne to do niego, zwykle przecie</text:span><text:span text:style-name="T5">ż</text:span><text:span text:style-name="T10"> sw</text:span><text:span text:style-name="T5">ą</text:span><text:span text:style-name="T10"> </text:span><text:span text:style-name="T5">żą</text:span><text:span text:style-name="T10">dz</text:span><text:span text:style-name="T5">ę</text:span><text:span text:style-name="T10"> krwi wcale niesarmack</text:span><text:span text:style-name="T5">ą ostrożnością poskramiał. To teraz cała chwała na mnie, gdym tu sam ostał, spadnie.</text:span></text:p>
      <text:p text:style-name="P12">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żdy żołnierz wiedział, iż do nocy za wszelką cenę wytrzymać trzeba. Petera feldfebel zakazał otwierać ognia bez rozkazu. Peter trzymał muszkiet w spoconych mimo zimna rękach, od nacierających jeźdźców jedynie nasypem oddzielony. Pikinierzy uformowali się dalej w głębi, grupka zmarzniętych postaci niegroźnie wyglądająca naprzeciw nawały koni nacierającej znad rzeki. Oto nawała ta jednak w strumyki oddzielne się podzieliła, wedle dolin ku Dniestrowi opadających. Jeden z tych strumyków prosto na Petera leciał. Już widział Peter oddzielnych jeźdźców, już ich ubi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la nie padał. Już podniosło się z lewej </text:span><text:span text:style-name="T5">„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pan text:style-name="T5">się za okop, wstał i muszkiet nabijać począł, w tym czasie piechur z drugiego szeregu na okop wspiął 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i piki swe przeciw wrogowi pochylone krzepko dzier</text:span><text:span text:style-name="T5">ż</text:span><text:span text:style-name="T5">yli. Fala je</text:span><text:span text:style-name="T5">ź</text:span><text:span text:style-name="T5">d</text:span><text:span text:style-name="T5">źców w szarych kubrakach przed pikinierami zatrzymała się i zakotłowała. L</text:span><text:span text:style-name="T5">iczni z koni zsiadać poczęli i jęli piąć się na nasyp, na którym Peter z szablą przykucnął. Obok niego przycupnął feldfebel ze swym szpontonem, i spod swego sumiastego wąsa zamruczał:</text:span></text:p>
      <text:list xml:id="list242641239749965574" text:style-name="L2">
        <text:list-header>
          <text:p text:style-name="P28">- To teraz wóz albo przewóz...</text:p>
        </text:list-header>
      </text:list>
      <text:p text:style-name="P13">Dziwił się prawie pan marszałek Sieniawski, że tak dobrze obrona się udaje. Oto Kozacy wierni sułtanowi, atakuj<text:span text:style-name="T5">ą</text:span>c wręcz nastawać nie chcieli, jeno strzelbę wielką ale nieskuteczną czynili i na wynik szturm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text:soft-page-break/>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0"> historyczna. Wsp</text:span><text:span text:style-name="T5">ół</text:span><text:span text:style-name="T10">czesna wersja nazwiska: Trzeciecki</text:span></text:p></text:note-body></text:note> dowodzone uda<text:span text:style-name="T5">ł</text:span>y si<text:span text:style-name="T5">ę</text:span> w stronę południowych wałów. Przez specjalnie dobrane przerwy w nich pozostawione dostały się na czoło, w bok, i na tył atakującej formacji tureckiej. Trzy chor<text:span text:style-name="T5">ą</text:span>gwie niczym trzy strumienie przeby<text:span text:style-name="T5">ł</text:span>y umocnienia i wyr<text:span text:style-name="T5">ó</text:span>wna<text:span text:style-name="T5">ł</text:span>y szyk nie zatrzymuj<text:span text:style-name="T5">ą</text:span>c si<text:span text:style-name="T5">ę</text:span>. Trzecieski przy <text:span text:style-name="T5">ś</text:span>rodkowej chor<text:span text:style-name="T5">ągwi będący, wraz i podwójnie do szarży trąbić kazał. Na ten znak jego chorągiew <text:s/>ledwo co wały minąwszy, <text:s/>kłusem ruszyła. Husarze wyciągnęli </text:span>koncerze<text:note text:id="ftn9" text:note-class="endnote"><text:note-citation>9</text:note-citation><text:note-body><text:p text:style-name="Endnote">Koncerze – dwumetrowe miecze husarii, u<text:span text:style-name="T5">ż</text:span><text:span text:style-name="T10">ywane jako kr</text:span><text:span text:style-name="T5">ó</text:span><text:span text:style-name="T10">tkie kopie. Prawdziwych kopii husaria w walkach z Turkami nie u</text:span><text:span text:style-name="T5">ż</text:span><text:span text:style-name="T10">ywa</text:span><text:span text:style-name="T5">ł</text:span><text:span text:style-name="T10">a, bowiem turecka piechota nie dysponowa</text:span><text:span text:style-name="T5">ł</text:span><text:span text:style-name="T10">a formacjami pikinier</text:span><text:span text:style-name="T5">ó</text:span><text:span text:style-name="T10">w. Wojsko osma</text:span><text:span text:style-name="T5">ń</text:span><text:span text:style-name="T10">skie polega</text:span><text:span text:style-name="T5">ł</text:span><text:span text:style-name="T10">o bowiem na swej bardzo licznej kawalerii (</text:span><text:span text:style-name="T5">ś</text:span><text:span text:style-name="T10">rednich sipahach i ci</text:span><text:span text:style-name="T5">ęż</text:span><text:span text:style-name="T10">kich, acz nielicznych deli), aby znosi</text:span><text:span text:style-name="T5">ć</text:span><text:span text:style-name="T10"> kawaleri</text:span><text:span text:style-name="T5">ę</text:span><text:span text:style-name="T10"> wroga. To oczywi</text:span><text:span text:style-name="T5">ś</text:span><text:span text:style-name="T10">cie wystarcza</text:span><text:span text:style-name="T5">ł</text:span><text:span text:style-name="T10">o w wojnach z przeciwnikiem zachodnim, jak Austria.</text:span></text:p></text:note-body></text:note> i z gromkim okrzykiem na ci<text:span text:style-name="T5">ęż</text:span>k<text:span text:style-name="T5">ą</text:span> jazd<text:span text:style-name="T5">ę</text:span> osma<text:span text:style-name="T5">ń</text:span>sk<text:span text:style-name="T5">ą</text:span> wpadli. Deli za<text:span text:style-name="T5">ś</text:span> atak sw<text:span text:style-name="T5">ó</text:span>j na pikinier<text:span text:style-name="T5">ó</text:span>w w g<text:span text:style-name="T5">łębi parowu zasadzonych powstrzymali i na husarzy Trzecieskiego obrócili. Ci zaś impetu szarży pozbawieni ustępować przed liczebnie kilkakroć liczniejszym przeciwnikiem poczęli</text:span>. Lecz oto namiestnicy chor<text:span text:style-name="T5">ą</text:span>gwie dwie pozosta<text:span text:style-name="T5">ł</text:span>e swe przez wa<text:span text:style-name="T5">ł</text:span>y przeprowadzili. Zabrzmia<text:span text:style-name="T5">ł</text:span>a tr<text:span text:style-name="T5">ą</text:span>bka od p<text:span text:style-name="T5">ół</text:span>nocnej strony oddzia<text:span text:style-name="T5">ł</text:span>u tureckiego. Odpowiedzia<text:span text:style-name="T5">ł</text:span>a jej druga od po<text:span text:style-name="T5">ł</text:span>udniowej. Husarskie konie przesz<text:span text:style-name="T5">ł</text:span>y w k<text:span text:style-name="T5">ł</text:span>us, ich je<text:span text:style-name="T5">ź</text:span>d<text:span text:style-name="T5">ź</text:span>cy wyci<text:span text:style-name="T5">ą</text:span>gn<text:span text:style-name="T5">ę</text:span>li swe koncerze spod siode<text:span text:style-name="T5">ł</text:span>. Wtedy zagra<text:span text:style-name="T5">ły</text:span> tr<text:span text:style-name="T5">ą</text:span>bki raz drugi. Ci<text:span text:style-name="T5">ęż</text:span>ko opancerzeni husarze wstali w strzemionach, konie przesz<text:span text:style-name="T5">ł</text:span>y w galop. Zafurkotały skrzyd<text:span text:style-name="T5">ł</text:span>a osadzone na plecach polskich je<text:span text:style-name="T5">źdźców, i z </text:span><text:span text:style-name="T5">tym furkotem, hukiem galopu, i z okrzykami „Jezus! Maria!” oraz „Bij! Zabij!” wpadli oni na niemogących się już uformować deli.</text:span></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0"> rzek</text:span><text:span text:style-name="T5">ą</text:span><text:span text:style-name="T10">, za</text:span><text:span text:style-name="T5">ś</text:span><text:span text:style-name="T10"> Kapłan Pasza po naradzie z swoimi dowódcami kaza</text:span><text:span text:style-name="T5">ł</text:span><text:span text:style-name="T10"> zaprzestać walki i wycofać swoje zmęczone </text:span><text:span text:style-name="T10">oddziały do obozu, dla ogrzania się i odpoczynku. Dla wielu tysi</text:span><text:span text:style-name="T5">ę</text:span><text:span text:style-name="T10">cy jego wojak</text:span><text:span text:style-name="T5">ó</text:span><text:span text:style-name="T10">w ten rozkaz przyszed</text:span><text:span text:style-name="T5">ł</text:span><text:span text:style-name="T10">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li polskim jeźdźcom Tatarzy, których do osłony swego odwrotu wysłał Kapłan Pasza. Tatarzy mianowicie ledwo przez Dniestr się przeprawili, już poszli w rozsypkę, ledwie na widok chorągwi pana Potockiego, czy też powracających z wyprawy na po</text:span><text:span text:style-name="T5">ł</text:span><text:span text:style-name="T5">udnie oddzia</text:span><text:span text:style-name="T5">łó</text:span><text:span text:style-name="T5">w pana Jabłonowskiego.</text:span></text:p>
      <text:p text:style-name="P15">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4186638028617553226" text:style-name="L3">
        <text:list-header>
          <text:p text:style-name="P21">-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11">Murza Akil nic nie mówił, jeno głową o ziemię bił. Wszystko jednak panu swemu, Selimowi Gerejowi, chanowi i potomkowi chanów od pokoleń, potem przekazał. Wściekłości za<text:span text:style-name="T5">ś</text:span> Kapłana Paszy na chana nie zmniejszyła wiadomość dostarczona przez nielicznych powracających Tatarów, że niewierni okopy swe nad Dniestrem opuszczają i na północ posuwają się, dokąd, nie wiadomo.</text:p>
      <text:p text:style-name="P4"><text:soft-page-break/>-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1">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1">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0"> jako dragon kampani</text:span><text:span text:style-name="T5">ę</text:span><text:span text:style-name="T10"> odprawuj</text:span><text:span text:style-name="T5">ą</text:span><text:span text:style-name="T10">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text:soft-page-break/>-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bardziej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na poł</text:span>udnie, mimo tego<text:span text:style-name="T5">ż</text:span> wodza protest<text:span text:style-name="T5">ó</text:span>w, po<text:span text:style-name="T5">ś</text:span>piesznie udali si<text:span text:style-name="T5">ę. Niewiele z tą informacją począć mógł Kapłan Pasza, zatem dalej z decyzjami zwlekał, na wojska nowe przez Dniestr się przeprawiające czekał, plany na rozmaite wypadki snuł, a na Tatarów wyrzekał.</text:span></text:p>
      <text:p text:style-name="P11">Brygada dragonów Dönnemarka zaś minęła spokojnie wyludnioną wieś Łastowce i doszła na swoje miejsce na prawym skrzydle wojsk polskich. Układanka Sobieskiego zaczynała nabierać kształtu.</text:p>
      <text:p text:style-name="P11">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1">Dzie<text:span text:style-name="T5">ń</text:span> ca<text:span text:style-name="T5">ł</text:span>y drogi na po<text:span text:style-name="T5">ł</text:span>udnie zagna<text:span text:style-name="T5">ł</text:span> si<text:span text:style-name="T5">ę</text:span> pu<text:span text:style-name="T5">ł</text:span>k Modrzewskiego w pogoni za Tatarami. 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ę</text:span> pancernego <text:span text:style-name="T5">odziany, lecz z wielkim białym pi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o nazwie „Prus” przykrytym. By<text:span text:style-name="T5">ł</text:span> to wojewoda Jab<text:span text:style-name="T5">ł</text:span>onowski.</text:p>
      <text:list xml:id="list7694672047068507330" text:style-name="L4">
        <text:list-header>
          <text:p text:style-name="P29">- Panowie bracia, kr<text:span text:style-name="T5">ó</text:span><text:span text:style-name="T10">l nas wszystkich wzywa. Osma</text:span><text:span text:style-name="T5">ń</text:span><text:span text:style-name="T10">sk</text:span><text:span text:style-name="T5">ą</text:span><text:span text:style-name="T10"> odsiecz Kamie</text:span><text:span text:style-name="T5">ń</text:span><text:span text:style-name="T10">ca powstrzyma</text:span><text:span text:style-name="T5">ć</text:span><text:span text:style-name="T10"> musim lub pr</text:span><text:span text:style-name="T5">ó</text:span><text:span text:style-name="T10">buj</text:span><text:span text:style-name="T5">ą</text:span><text:span text:style-name="T10">c polec. To wojny tej kulminacja, punkt jej najwa</text:span><text:span text:style-name="T5">ż</text:span><text:span text:style-name="T10">niejszy, wi</text:span><text:span text:style-name="T5">ę</text:span><text:span text:style-name="T10">c nie zwlekajcie i zaraz za mn</text:span><text:span text:style-name="T5">ą</text:span><text:span text:style-name="T10"> jed</text:span><text:span text:style-name="T5">źcie.</text:span></text:p>
          <text:p text:style-name="P22">- A co z tymi tutaj?</text:p>
          <text:p text:style-name="P22">- Znaczniejszych w pęta i do obozu pod Kamieńcem, resztę do diabła posłać.</text:p>
        </text:list-header>
      </text:list>
      <text:p text:style-name="P16">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text:span><text:soft-page-break/><text:span text:style-name="T5">kolumną Modrzewskiego i drugą Bogusza ruszył. Dwa dni później przeprawili się przez Żwańczyk i w jego dolinie miejsce sobie wyznaczone zajęli.</text:span></text:p>
      <text:p text:style-name="P16"><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ą</text:span>c<text:span text:style-name="T5"> koncept bitwy pod Podhajcami w roku 1667r., aby zmusić przeciwnika do ścieśnienia</text:span> <text:span text:style-name="T5">ataku w miejscu wąskim, przez co armia Osmanó</text:span>w, na wielkiej swojej liczbie polegaj<text:span text:style-name="T5">ą</text:span>ca, impet swój stracić <text:span text:style-name="T5">musiała. </text:span><text:span text:style-name="T15">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9">ó</text:span><text:span text:style-name="T15">rymi postawił de Maligne'go jenera</text:span><text:span text:style-name="T9">ł</text:span><text:span text:style-name="T15">a, w sumie prawie 6000 piechoty i spieszonej dragonii. Zadaniem tej grupy było wzgórz między traktem na Kamieniec a doliną Żwańczyka trzymanie i jak B</text:span><text:span text:style-name="T9">ó</text:span><text:span text:style-name="T15">g da, odwrotu na Żwaniec oddziałom tureckim odcięcia. W miejscach dogodnie obranych, Sobieski działa ściągnięte pośpiesznie spod Kamieńca ustawi</text:span><text:span text:style-name="T9">ć</text:span><text:span text:style-name="T15"> kaza</text:span><text:span text:style-name="T9">ł</text:span><text:span text:style-name="T15">, a to na wzgórzu i podejściach do Łastowców. Zawiadywa</text:span><text:span text:style-name="T9">ł</text:span><text:span text:style-name="T15"> tymi dzia</text:span><text:span text:style-name="T9">ł</text:span><text:span text:style-name="T15">ami podpu</text:span><text:span text:style-name="T9">ł</text:span><text:span text:style-name="T15">kownik Henryk Henrykowski, a by</text:span><text:span text:style-name="T9">ł</text:span><text:span text:style-name="T15">o ich dwunastofuntowych dwa, o</text:span><text:span text:style-name="T9">ś</text:span><text:span text:style-name="T15">mfuntowych te</text:span><text:span text:style-name="T9">ż</text:span><text:span text:style-name="T15"> dwa, a tako</text:span><text:span text:style-name="T9">ż</text:span><text:span text:style-name="T15"> sze</text:span><text:span text:style-name="T9">ść</text:span><text:span text:style-name="T15"> rog</text:span><text:span text:style-name="T9">ó</text:span><text:span text:style-name="T15">w. <text:s/>Dobrze je ukry</text:span><text:span text:style-name="T9">ć</text:span><text:span text:style-name="T15"> kaza</text:span><text:span text:style-name="T9">ł, i samemu też się całkiem z tyłu trzymał, Bidzińskiemu jeno baczenie na pole mieć kazał. </text:span>Póki co , niech przeciwnik o mojej obecności tutaj niech nie wie, pomyślał król i hetman wielki koronny.</text:p>
      <text:p text:style-name="P11">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text:soft-page-break/>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 na prawym swym skrzydle.</text:p>
      <text:p text:style-name="P11">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Peter i inni muszkieterowie ukryci byli wśród nędznych a teraz bezlistnych krzewów, przed nimi klęczeli trzema ledwie rzędami pikinierzy. Zabrzmiała komenda, Peter zerwał się na nogi, oparł załadowany już muszkiet o widełki i razem z innymi odpalił salwę w kierunku posuwających się pod górę sipahów. Jednocześnie z prawej strony rozległ się ryk dział.</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Jeszcze si<text:span text:style-name="T5">ę</text:span> Turcy tym prawym skrzyd<text:span text:style-name="T5">ł</text:span>em wojsk polskich nie interesowali. Ujrza<text:span text:style-name="T5">ł</text:span> jednak Szymon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ubranego przeciwnika – Moł</text:span>dawian, kt<text:span text:style-name="T5">ó</text:span>rzy <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za<text:span text:style-name="T5">ś</text:span> dobrze wiedzia<text:span text:style-name="T5">ł</text:span>, co czyni<text:span text:style-name="T5">ć</text:span>. </text:p>
      <text:p text:style-name="P11"><text:soft-page-break/>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 polskiej jednak strony zabrzmiały komendy po niemiecku, kapelusze muszkieterów pochyliły się zgodnie, zagrzmiało i zadymiło. Teraz ponownie trąbki zabrzmiały, Starczyński skinął </text:span><text:span text:style-name="T15">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Cał</text:span>a jej chor<text:span text:style-name="T5">ą</text:span>giew tu<text:span text:style-name="T5">ż</text:span> za pancernymi ju<text:span text:style-name="T5">ż</text:span> szyk <text:span text:style-name="T5">ś</text:span>cie<text:span text:style-name="T5">ś</text:span>nia<text:span text:style-name="T5">ł</text:span>a, aby wi<text:span text:style-name="T5">ę</text:span>kszym impetem wrog<text:span text:style-name="T5">ą</text:span> piechot<text:span text:style-name="T5">ę</text:span> za<text:span text:style-name="T5">ż</text:span>y<text:span text:style-name="T5">ć. Husarze z nastawionymi koncerzami cwałem w dym wpadli, któ</text:span>ry janczar<text:span text:style-name="T5">ó</text:span>w pokrywa<text:span text:style-name="T5">ł</text:span>, <text:span text:style-name="T5">skąd zaraz wrzask przeokropny się podniósł.</text:span></text:p>
      <text:p text:style-name="P11">„Allah niełaskaw”, pomyślał Kapłan Pasza. Oto skrzydło lewe ledwo co utrzymało się, zaś teraz środek osmańskiego ugrupowania po prostu rozleciał się. Dobrze że w ciasnocie doliny teraz lacki atak utknął, a raczej Ibrahim Szejtan z najwyższym trudem utrzyma<text:span text:style-name="T5">ł</text:span> się. Przy tym wielu sipahów Sary Husseina męczennikami zostało, daremnie opancerzonych husarzy atakując, a janczar<text:span text:style-name="T5">ó</text:span>w i tak niewielu uratowali.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4"><text:span text:style-name="T2">Peter maszerowa</text:span><text:span text:style-name="T6">ł</text:span><text:span text:style-name="T2"> teraz naprz</text:span><text:span text:style-name="T6">ó</text:span><text:span text:style-name="T2">d, ko</text:span><text:span text:style-name="T6">ń</text:span><text:span text:style-name="T2">cz</text:span><text:span text:style-name="T6">ą</text:span><text:span text:style-name="T2">c jednocze</text:span><text:span text:style-name="T6">ś</text:span><text:span text:style-name="T2">nie </text:span><text:span text:style-name="T6">ła</text:span><text:span text:style-name="T2">dowa</text:span><text:span text:style-name="T6">ć</text:span><text:span text:style-name="T2"> muszkiet. „Czuj! Cel!” Zabrzmiała komenda, Peter szybko zdj</text:span><text:span text:style-name="T6">ął</text:span><text:span text:style-name="T2"> z plec</text:span><text:span text:style-name="T6">ó</text:span><text:span text:style-name="T2">w forkiet, wbi</text:span><text:span text:style-name="T6">ł</text:span><text:span text:style-name="T2"> go w ziemi</text:span><text:span text:style-name="T6">ę</text:span><text:span text:style-name="T2"> i opar</text:span><text:span text:style-name="T6">ł</text:span><text:span text:style-name="T2"> na nim muszkiet. Wzd</text:span><text:span text:style-name="T6">ł</text:span><text:span text:style-name="T2">u</text:span><text:span text:style-name="T6">ż</text:span><text:span text:style-name="T2"> jego rury spojrza</text:span><text:span text:style-name="T6">ł</text:span><text:span text:style-name="T2"> w kierunku k</text:span><text:span text:style-name="T6">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 muszkiet w obie rę</text:span><text:span text:style-name="T2">ce i ruszy</text:span><text:span text:style-name="T6">ł kolejne kilka kroków. Przynajmniej w dobrym kierunku, ku wrogiej ziemi, pomyślał Peter, ciekawe jak długo to już trwa. </text:span></text:p>
      <text:p text:style-name="P12">Kapłan Pasza ciskał niewiarygodne przekleństwa na Tatarów, Mołdawian, janczarów wielkiego wezyra, wszyscy go zawiedli. Teraz nawet bejowi Sofii się dostało, nie złamał wszak przeciwnika na <text:soft-page-break/>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7488184574750576178" text:style-name="L5">
        <text:list-item>
          <text:p text:style-name="P23">Ten atak na naszej prawej powstrzymać trzeba! Inaczej odetną środek!</text:p>
        </text:list-item>
        <text:list-item>
          <text:p text:style-name="P23">Nie mamy już czym ich powstrzymać!</text:p>
        </text:list-item>
        <text:list-item>
          <text:p text:style-name="P23">Tatarzy kontratakować muszą! Gdzie Selim?</text:p>
        </text:list-item>
        <text:list-item>
          <text:p text:style-name="P23">Tatarzy już uszli za Dniestr, powstrzymać zaś giaurów jedynie Żwaniec i nasz wczorajszy obóz może.</text:p>
        </text:list-item>
        <text:list-item>
          <text:p text:style-name="P23">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8">A zatem <text:span text:style-name="T5">Ż</text:span><text:span text:style-name="T10">waniec obsadzonym zostawili, tako</text:span><text:span text:style-name="T5">ż</text:span><text:span text:style-name="T10"> i ob</text:span><text:span text:style-name="T5">ó</text:span><text:span text:style-name="T10">z na naszej lewej, stwierdzi</text:span><text:span text:style-name="T5">ł</text:span><text:span text:style-name="T10"> Sobieski. Jego wojska, ca</text:span><text:span text:style-name="T5">ł</text:span><text:span text:style-name="T10">odzienn</text:span><text:span text:style-name="T5">ą</text:span><text:span text:style-name="T10"> bitw</text:span><text:span text:style-name="T5">ą</text:span><text:span text:style-name="T10"> z przewa</text:span><text:span text:style-name="T5">ż</text:span><text:span text:style-name="T10">aj</text:span><text:span text:style-name="T5">ą</text:span><text:span text:style-name="T10">cym liczebnie przeciwnikiem wyczerpane, acz zwyci</text:span><text:span text:style-name="T5">ę</text:span><text:span text:style-name="T10">sk</text:span><text:span text:style-name="T5">ą</text:span><text:span text:style-name="T10">, pod wrogimi fortalicjami, zatrzyma</text:span><text:span text:style-name="T5">ł</text:span><text:span text:style-name="T10">y si</text:span><text:span text:style-name="T5">ę</text:span><text:span text:style-name="T10">. Nie mia</text:span><text:span text:style-name="T5">ł</text:span><text:span text:style-name="T10">y ju</text:span><text:span text:style-name="T5">ż</text:span><text:span text:style-name="T10"> si</text:span><text:span text:style-name="T5">ł</text:span><text:span text:style-name="T10"> ani ochoty w zapadaj</text:span><text:span text:style-name="T5">ą</text:span><text:span text:style-name="T10">cym zmroku szturm</text:span><text:span text:style-name="T5">ó</text:span><text:span text:style-name="T10">w </text:span><text:span text:style-name="T10">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0"> Bitwa dogas</text:span><text:span text:style-name="T5">ł</text:span><text:span text:style-name="T10">a.</text:span></text:p>
      <text:h text:style-name="Überschrift_20_2" text:outline-level="2"><text:span text:style-name="T10">Rozdzia</text:span><text:span text:style-name="T5">ł</text:span><text:span text:style-name="T10"> VI</text:span></text:h>
      <text:p text:style-name="P14">W namiocie Sobieskiego, w by<text:span text:style-name="T5">ł</text:span>ym obozie tureckim pod <text:span text:style-name="T5">Żwańcem ustawionym,</text:span> nastroje minorowe by<text:span text:style-name="T5">ł</text:span>y mimo zwyci<text:span text:style-name="T5">ę</text:span>stwa oczywistego. Kr<text:span text:style-name="T5">ó</text:span>l zwo<text:span text:style-name="T5">ł</text:span>a<text:span text:style-name="T5">ł</text:span> wiernych oficer<text:span text:style-name="T5">ó</text:span>w swoich, by rad ich wys<text:span text:style-name="T5">ł</text:span>ucha<text:span text:style-name="T5">ć</text:span>, jak tu wojn<text:span text:style-name="T5">ę</text:span> zako<text:span text:style-name="T5">ń</text:span>czy<text:span text:style-name="T5">ć</text:span>. </text:p>
      <text:list xml:id="list7149636780757590162" text:style-name="L6">
        <text:list-item>
          <text:p text:style-name="P30">Turka zwyci<text:span text:style-name="T5">ęż</text:span><text:span text:style-name="T10">yli</text:span><text:span text:style-name="T5">ś</text:span><text:span text:style-name="T10">my, ale nie ze szcz</text:span><text:span text:style-name="T5">ę</text:span><text:span text:style-name="T10">tem – zagai</text:span><text:span text:style-name="T5">ł</text:span><text:span text:style-name="T10"> – i ten tu </text:span><text:span text:style-name="T5">Ż</text:span><text:span text:style-name="T10">waniec naprzykrza</text:span><text:span text:style-name="T5">ć</text:span><text:span text:style-name="T10"> si</text:span><text:span text:style-name="T5">ę</text:span><text:span text:style-name="T10"> nam b</text:span><text:span text:style-name="T5">ę</text:span><text:span text:style-name="T10">dzie. Drudzy s</text:span>iedz<text:span text:style-name="T5">ą</text:span> w Kamie<text:span text:style-name="T5">ń</text:span>cu przecie, a wreszcie wyjd<text:span text:style-name="T5">ą</text:span> obaczywszy <text:span text:style-name="T5">ż</text:span>e okopy nasze tam puste prawie.</text:p>
        </text:list-item>
        <text:list-item>
          <text:p text:style-name="P30">Przecie mo<text:span text:style-name="T5">ż</text:span><text:span text:style-name="T10">em Kamieniec dalej blokowa</text:span><text:span text:style-name="T5">ć</text:span><text:span text:style-name="T10"> – spojrza</text:span><text:span text:style-name="T5">ł</text:span><text:span text:style-name="T10"> Sieniawski z nadziej</text:span><text:span text:style-name="T5">ą</text:span><text:span text:style-name="T10"> na Jab</text:span><text:span text:style-name="T5">ł</text:span><text:span text:style-name="T10">onowskiego</text:span></text:p>
        </text:list-item>
        <text:list-item>
          <text:p text:style-name="P30"><text:span text:style-name="T10">Mam jedn</text:span><text:span text:style-name="T5">ą</text:span><text:span text:style-name="T10"> r</text:span><text:span text:style-name="T5">ę</text:span><text:span text:style-name="T10">k</text:span><text:span text:style-name="T5">ą</text:span><text:span text:style-name="T10"> Kamieniec za szyj</text:span><text:span text:style-name="T5">ę</text:span><text:span text:style-name="T10"> trzyma</text:span><text:span text:style-name="T5">ć</text:span><text:span text:style-name="T10">, aby pad</text:span><text:span text:style-name="T5">ł</text:span><text:span text:style-name="T10"> z g</text:span><text:span text:style-name="T5">ł</text:span><text:span text:style-name="T10">odu wreszcie, drug</text:span><text:span text:style-name="T5">ą</text:span><text:span text:style-name="T10"> tych tutaj za twarz, aby pod Kamie</text:span><text:span text:style-name="T5">ń</text:span><text:span text:style-name="T10">cem nie przeszkadzali, no a trzeci</text:span><text:span text:style-name="T5">ą</text:span><text:span text:style-name="T10"> od odsieczy nowej, kt</text:span><text:span text:style-name="T5">ó</text:span><text:span text:style-name="T10">r</text:span><text:span text:style-name="T5">ą</text:span><text:span text:style-name="T10"> pewnie Turczyn teraz w</text:span><text:span text:style-name="T5">ł</text:span><text:span text:style-name="T10">a</text:span><text:span text:style-name="T5">ś</text:span><text:span text:style-name="T10">nie na nas </text:span><text:span text:style-name="T5">ś</text:span><text:span text:style-name="T10">le, ogania</text:span><text:span text:style-name="T5">ć</text:span><text:span text:style-name="T10">? Trzech r</text:span><text:span text:style-name="T5">ą</text:span><text:span text:style-name="T10">k nie mam – odpar</text:span><text:span text:style-name="T5">ł</text:span><text:span text:style-name="T10"> Jab</text:span><text:span text:style-name="T5">ł</text:span><text:span text:style-name="T10">onowski gniewnie.</text:span></text:p>
        </text:list-item>
        <text:list-item>
          <text:p text:style-name="P30"><text:span text:style-name="T10">Wa</text:span><text:span text:style-name="T5">ś</text:span><text:span text:style-name="T10">ci r</text:span><text:span text:style-name="T5">ę</text:span><text:span text:style-name="T10">ce w s</text:span><text:span text:style-name="T5">ł</text:span><text:span text:style-name="T10">u</text:span><text:span text:style-name="T5">ż</text:span><text:span text:style-name="T10">bie wojskowej spracowane cenimy wielce – rzek</text:span><text:span text:style-name="T5">ł</text:span><text:span text:style-name="T10"> Sobieski - wi</text:span><text:span text:style-name="T5">ę</text:span><text:span text:style-name="T10">cej jeszcze rozum obrotny, nam zawsze przydatny. M</text:span><text:span text:style-name="T5">ó</text:span><text:span text:style-name="T10">w </text:span><text:span text:style-name="T5">ż</text:span><text:span text:style-name="T10">e Wa</text:span><text:span text:style-name="T5">ść</text:span><text:span text:style-name="T10"> jasno tedy, co radzisz?</text:span></text:p>
        </text:list-item>
        <text:list-item>
          <text:p text:style-name="P30"><text:span text:style-name="T10">Strat zadali</text:span><text:span text:style-name="T5">ś</text:span><text:span text:style-name="T10">my im niema</text:span><text:span text:style-name="T5">ł</text:span><text:span text:style-name="T10">o, widz</text:span><text:span text:style-name="T5">ą</text:span><text:span text:style-name="T10"> zatem, i</text:span><text:span text:style-name="T5">ż</text:span><text:span text:style-name="T10"> utrzymanie Kamie</text:span><text:span text:style-name="T5">ń</text:span><text:span text:style-name="T10">ca przy wojnie z nami drogo ich kosztowa</text:span><text:span text:style-name="T5">ć</text:span><text:span text:style-name="T10"> b</text:span><text:span text:style-name="T5">ę</text:span><text:span text:style-name="T10">dzie. To i francuscy pos</text:span><text:span text:style-name="T5">ł</text:span><text:span text:style-name="T10">owie do pokoju zawarcia niech ich zmusz</text:span><text:span text:style-name="T5">ą</text:span><text:span text:style-name="T10">, przy kt</text:span><text:span text:style-name="T5">ó</text:span><text:span text:style-name="T10">rym pokoju niech cz</text:span><text:span text:style-name="T5">ęść</text:span><text:span text:style-name="T10"> Podola oddadz</text:span><text:span text:style-name="T5">ą</text:span><text:span text:style-name="T10">, gdy im ca</text:span><text:span text:style-name="T5">ł</text:span><text:span text:style-name="T10">ego nie wydrzem. </text:span></text:p>
        </text:list-item>
        <text:list-item>
          <text:p text:style-name="P27">Bez Podola szlachta pokoju nie zechce...</text:p>
        </text:list-item>
        <text:list-item>
          <text:p text:style-name="P30"><text:span text:style-name="T10">Ten kawa</text:span><text:span text:style-name="T5">ł</text:span><text:span text:style-name="T10">ek Podola sprzedamy na Sejmie jako sukces wielki – nie da</text:span><text:span text:style-name="T5">ł</text:span><text:span text:style-name="T10"> sobie przerwa</text:span><text:span text:style-name="T5">ć</text:span><text:span text:style-name="T10"> Jab</text:span><text:span text:style-name="T5">ł</text:span><text:span text:style-name="T10">onowski - do tego niech wspierania Kozak</text:span><text:span text:style-name="T5">ó</text:span><text:span text:style-name="T10">w zaprzestan</text:span><text:span text:style-name="T5">ą</text:span><text:span text:style-name="T10"> i Tatar</text:span><text:span text:style-name="T5">ó</text:span><text:span text:style-name="T10">w poskromi</text:span><text:span text:style-name="T5">ć</text:span><text:span text:style-name="T10"> obiecaj</text:span><text:span text:style-name="T5">ą</text:span><text:span text:style-name="T10">. </text:span></text:p>
        </text:list-item>
        <text:list-item>
          <text:p text:style-name="P30"><text:soft-page-break/><text:span text:style-name="T10">Te obiecanki i po poprzednich wojnach robili, a czambu</text:span><text:span text:style-name="T5">ł</text:span><text:span text:style-name="T10">y co roku chodzi</text:span><text:span text:style-name="T5">ł</text:span><text:span text:style-name="T10">y, czy pok</text:span><text:span text:style-name="T5">ó</text:span><text:span text:style-name="T10">j z Turkiem, czy wojna – oponowa</text:span><text:span text:style-name="T5">ł</text:span><text:span text:style-name="T10"> Sieniawski.</text:span></text:p>
        </text:list-item>
        <text:list-item>
          <text:p text:style-name="P30"><text:span text:style-name="T10">Teraz czambu</text:span><text:span text:style-name="T5">ł</text:span><text:span text:style-name="T10">y przetrzebione – rzek</text:span><text:span text:style-name="T5">ł</text:span><text:span text:style-name="T10"> Jab</text:span><text:span text:style-name="T5">ł</text:span><text:span text:style-name="T10">onowski – do tego chc</text:span><text:span text:style-name="T5">ę</text:span><text:span text:style-name="T10"> z Turcj</text:span><text:span text:style-name="T5">ą</text:span><text:span text:style-name="T10"> szlaki handlowe otworzy</text:span><text:span text:style-name="T5">ć</text:span><text:span text:style-name="T10">. Przez Bakczysaraj i Bia</text:span><text:span text:style-name="T5">ł</text:span><text:span text:style-name="T10">ogr</text:span><text:span text:style-name="T5">ó</text:span><text:span text:style-name="T10">d handel niech idzie, towarami tureckimi, perskimi, czy jakimi innymi. Tak oni handluj</text:span><text:span text:style-name="T5">ą</text:span><text:span text:style-name="T10">c z nami, mniej do wojaczki ch</text:span><text:span text:style-name="T5">ę</text:span><text:span text:style-name="T10">tni b</text:span><text:span text:style-name="T5">ę</text:span><text:span text:style-name="T10">d</text:span><text:span text:style-name="T5">ą</text:span><text:span text:style-name="T10">.</text:span></text:p>
        </text:list-item>
        <text:list-item>
          <text:p text:style-name="P27">Handel przez Dzikie Pola?</text:p>
        </text:list-item>
        <text:list-item>
          <text:p text:style-name="P30"><text:span text:style-name="T10">Szlaki wytyczym. Kiedy</text:span><text:span text:style-name="T5">ś</text:span><text:span text:style-name="T10"> ju</text:span><text:span text:style-name="T5">ż</text:span><text:span text:style-name="T10"> tam by</text:span><text:span text:style-name="T5">ł</text:span><text:span text:style-name="T10">y, zanim Tatarzy, a bardziej mo</text:span><text:span text:style-name="T5">ż</text:span><text:span text:style-name="T10">e jeszcze piraci rzeczni kozaccy handel zniszczyli. A handlowa</text:span><text:span text:style-name="T5">ć</text:span><text:span text:style-name="T10"> jest z kim – przez Osman</text:span><text:span text:style-name="T5">ó</text:span><text:span text:style-name="T10">w droga do Persji, do Indii, i dalej wiedzie...</text:span></text:p>
        </text:list-item>
      </text:list>
      <text:p text:style-name="Text_20_body"><text:span text:style-name="T10">Tu przerwa</text:span><text:span text:style-name="T5">ł</text:span><text:span text:style-name="T10"> rozmarzony, a i innym magnatom fury pe</text:span><text:span text:style-name="T5">ł</text:span><text:span text:style-name="T10">ne wschodnich towar</text:span><text:span text:style-name="T5">ó</text:span><text:span text:style-name="T10">w si</text:span><text:span text:style-name="T5">ę</text:span><text:span text:style-name="T10"> zamarzy</text:span><text:span text:style-name="T5">ł</text:span><text:span text:style-name="T10">y... dywany, tkaniny, bro</text:span><text:span text:style-name="T5">ń</text:span><text:span text:style-name="T10"> luksusowa, przyprawy smakowite...</text:span></text:p>
      <text:list xml:id="list8725221188138238618" text:style-name="L7">
        <text:list-item>
          <text:p text:style-name="P31"><text:span text:style-name="T10">Dobrze – rzek</text:span><text:span text:style-name="T5">ł</text:span><text:span text:style-name="T10"> Sobieski – do tego handlu kompani</text:span><text:span text:style-name="T5">ę</text:span><text:span text:style-name="T10"> za</text:span><text:span text:style-name="T5">ł</text:span><text:span text:style-name="T10">o</text:span><text:span text:style-name="T5">ż</text:span><text:span text:style-name="T10">ymy i Osman</text:span><text:span text:style-name="T5">ó</text:span><text:span text:style-name="T10">w do sp</text:span><text:span text:style-name="T5">ół</text:span><text:span text:style-name="T10">ki w niej tym </text:span><text:span text:style-name="T5">ła</text:span><text:span text:style-name="T10">cniej przekonamy, </text:span><text:span text:style-name="T5">ż</text:span><text:span text:style-name="T10">e wojn</text:span><text:span text:style-name="T5">ę</text:span><text:span text:style-name="T10"> teraz z Cesarzem maj</text:span><text:span text:style-name="T5">ą</text:span><text:span text:style-name="T10">. Nam jednak wraz taka wojna te</text:span><text:span text:style-name="T5">ż</text:span><text:span text:style-name="T10"> grozi, bo Cesarz ju</text:span><text:span text:style-name="T5">ż</text:span><text:span text:style-name="T10"> </text:span><text:span text:style-name="T5">ż</text:span><text:span text:style-name="T10">al ma, </text:span><text:span text:style-name="T5">ż</text:span><text:span text:style-name="T10">e Pac</text:span><text:span text:style-name="T5">ó</text:span><text:span text:style-name="T10">w w Rzeczypospolitej zabrak</text:span><text:span text:style-name="T5">ł</text:span><text:span text:style-name="T10">o, a teraz z Turkiem si</text:span><text:span text:style-name="T5">ę</text:span><text:span text:style-name="T10"> bratamy. Wiedzcie Waszmo</text:span><text:span text:style-name="T5">ś</text:span><text:span text:style-name="T10">ciowie, </text:span><text:span text:style-name="T5">ż</text:span><text:span text:style-name="T10">e trud</text:span><text:span text:style-name="T5">ó</text:span><text:span text:style-name="T10">w waszych nie koniec.</text:span></text:p>
          <text:p text:style-name="P38"><text:span text:style-name="T10">Kr</text:span><text:span text:style-name="T5">ó</text:span><text:span text:style-name="T10">l spojrza</text:span><text:span text:style-name="T5">ł</text:span><text:span text:style-name="T10"> na Jab</text:span><text:span text:style-name="T5">ł</text:span><text:span text:style-name="T10">onowskiego:</text:span></text:p>
        </text:list-item>
        <text:list-item>
          <text:p text:style-name="P31"><text:span text:style-name="T10">Wa</text:span><text:span text:style-name="T5">ść</text:span><text:span text:style-name="T10"> jako ruski wojewoda fortece na granicach nowych pobudujesz, i kompani</text:span><text:span text:style-name="T5">ę</text:span><text:span text:style-name="T10"> handlow</text:span><text:span text:style-name="T5">ą</text:span><text:span text:style-name="T10">, nazw</text:span><text:span text:style-name="T5">ę</text:span><text:span text:style-name="T10"> j</text:span><text:span text:style-name="T5">ą</text:span><text:span text:style-name="T10"> Lewanty</text:span><text:span text:style-name="T5">ń</text:span><text:span text:style-name="T10">sk</text:span><text:span text:style-name="T5">ą</text:span><text:span text:style-name="T10">, powo</text:span><text:span text:style-name="T5">ł</text:span><text:span text:style-name="T10">asz. Masz do tego pieni</text:span><text:span text:style-name="T5">ą</text:span><text:span text:style-name="T10">dze francuskie, masz we Lwowie kupc</text:span><text:span text:style-name="T5">ó</text:span><text:span text:style-name="T10">w obrotnych, a i z Krakowa ch</text:span><text:span text:style-name="T5">ę</text:span><text:span text:style-name="T10">tni do sp</text:span><text:span text:style-name="T5">ół</text:span><text:span text:style-name="T10">ki si</text:span><text:span text:style-name="T5">ę</text:span><text:span text:style-name="T10"> znajd</text:span><text:span text:style-name="T5">ą</text:span><text:span text:style-name="T10">.</text:span></text:p>
        </text:list-item>
        <text:list-item>
          <text:p text:style-name="P31"><text:span text:style-name="T10">Jako </text:span><text:span text:style-name="T5">ż</text:span><text:span text:style-name="T10">ywo, przed obl</text:span><text:span text:style-name="T5">ężeniem Kamieńca jeszcze o tych planach powojennych mówiliśmy. Jednak do obsadzenia twierdz granicznych, a i fortów nowych na Szlaku Lewantyńskim – Jabłonowski nazwę szlaku handlowego podchwycił – piechoty potrzebuję. Statki na </text:span><text:span text:style-name="T9">Dniestrze</text:span><text:span text:style-name="T5"> zbudować trzeba...</text:span></text:p>
        </text:list-item>
        <text:list-item>
          <text:p text:style-name="P24">Poradzisz sobie. Na wojnę z Cesarzem i Elektorem, jak tuszę, piechoty nowe w zachodnich województwach zaciągnąć trzeba będzie – tu spojrzał na Sieniawskiego i Kątskiego – i Kraków opatrzyć. Na to będą pieniądze francuskie. Ale tymczasem, co jeszcze z Turkami omawiać będziemy i kiedy? </text:p>
        </text:list-item>
      </text:list>
      <text:p text:style-name="P4"/>
      <text:p text:style-name="Text_20_body">Drobny <text:span text:style-name="T5">ś</text:span><text:span text:style-name="T10">nie</text:span><text:span text:style-name="T5">ż</text:span><text:span text:style-name="T10">ek z pocz</text:span><text:span text:style-name="T5">ą</text:span><text:span text:style-name="T10">tku grudnia zmieni</text:span><text:span text:style-name="T5">ł</text:span><text:span text:style-name="T10"> si</text:span><text:span text:style-name="T5">ę</text:span><text:span text:style-name="T10"> w zawiej</text:span><text:span text:style-name="T5">ę</text:span><text:span text:style-name="T10"> </text:span><text:span text:style-name="T5">ś</text:span><text:span text:style-name="T10">nie</text:span><text:span text:style-name="T5">ż</text:span><text:span text:style-name="T10">n</text:span><text:span text:style-name="T5">ą</text:span><text:span text:style-name="T10">. Wiatr szarpa</text:span><text:span text:style-name="T5">ł</text:span><text:span text:style-name="T10"> potureckimi namiotami rozstawionymi w obozie naprzeciw </text:span><text:span text:style-name="T5">Żwańca, w którym tuż po wycofaniu się z niego Osmanów rozłożyły się zwycięskie, lecz wyczerpane wojska polskie. Dobrze że Turcy wycofując się do Żwańca raczej pospiesznie wiele dobra i zaopatrzenia w obozie zostawili. Zimno zatem Peterowi Pirwitzowi nie było, ale głodno pomału i owszem. Feldfebel zaś ogłosił, że spyża nowa za tydzień dopiero z Baru dotrze.</text:span></text:p>
      <text:p text:style-name="P11">Szymon wraz z pułkiem dragonów odprowadził pokaźną gromadę jeńców tureckich do obozu pod Kamieńcem i tam już pozostał. Nie chciano męczyć bowiem koni przemarszem ponownym pod Żwaniec w taką pogodę, a i tak kilka koni nazajutrz padło. Te zjedzono od razu, jak i te w bitwie okulawione. Jednak w obozie, od kilku tygodni na znacznie większe wojska przygotowywanym, wygodnie było i żołnierze przyzwyczajali się do myśli o tym, że całą zimę Kamieniec oblegać będą.</text:p>
      <text:p text:style-name="P11">Basza Helil z murów zamku patrzył na zasypywane teraz śniegiem miasto-fortecę Kamanicze. Już dotarły do niego wieści o niepowodzeniu odsieczy, jednak szturmu przez następne dni nie spodziewał się. Raczej o długim oblężeniu myślał komendant turecki, i spodziewał się licznych baranków swoich z głodu przed jego końcem utracić. I więcej jeszcze mieszkańców miasta, ale to <text:soft-page-break/>giaurzy przecie, bo mimo pięknego meczetu w miasta środku, i licznych innych nowych budowli sakralnych, mało kto na wiarę proroka nawrócił się. Niech zatem cierpią.</text:p>
      <text:p text:style-name="P11">Również wokół murów zamku w Żwańcu wył wiatr, kiedy przyjechała do niego delegacja Sobieskiego na rozmowy. Korpus turecki stopniał tak, że już wszyscy żołnierze w zamku się mieścili, inaczej wymarzliby na zewnątrz. Ci jednak co przy życiu pozostali, z najtwardszego drewna wyciosani być muszą – myślał Bidzi<text:span text:style-name="T5">ń</text:span>ski, na surowe twarze patrząc. Długo by trwało by ich zgryźć. Ale da się, wszak do tej pory biliśmy ich – stwierdził wchodząc do komnaty komendanta zamku, w której rezydował z miną zadowolonego uzurpatora Kapłan Pasza. U jego boku stali doradcy francuscy.</text:p>
      <text:p text:style-name="P11">Sobieski czeka<text:span text:style-name="T5">ł</text:span> na wyniki negocjacji w najwi<text:span text:style-name="T5">ększym namiocie, jaki udało się w obozie pod Żwańcem zdobyć. Zapewne należał ten namiot do jakiegoś ważniejszego oficera tureckiego. Oto ponownie dobra na Turkach znaczne zdobyto, bo oni nawet do pomniejszych obozów z wygodami wszelkimi wprowadzać się zwykli. A tak po zwycięskiej bitwie wojacy Sobieskiego w obozie tureckim lepiej pożyją niźli z przyobiecanego żołdu. Pieniądz francuski na ten żołd przeznaczony skończył się już, a gotowizna z podatków stałych, na sejmie elekcyjnym zgodzonych, spływać jeszcze nie zaczęła. Nie sposób też jej prędko oczekiwać, w kraju licznymi najazdami spustoszonym, a i teraz wojną domową toczonym.</text:span></text:p>
      <text:p text:style-name="P11">Wtem tumult jakowyś przerwał króla jegomości rozważania. Głosy podniesione przed namiotem słychać, szamotanina. Sobieski za szablę chwycił, czekał. Gdy tumult uspokoił się wreszcie, wszedł do namiotu Bidziński zdyszany.</text:p>
      <text:list xml:id="list8901849290238328268" text:style-name="L8">
        <text:list-item>
          <text:p text:style-name="P25">a co tam, mości strażniku?</text:p>
        </text:list-item>
        <text:list-item>
          <text:p text:style-name="P25">Poseł rosyjski do Waszej Miłości przystępu żądał, czego mu straże za rozkazem Waszym odmówili. Tedy poseł awanturować się począł, że przecie rozmowy z Turkiem też jego cara dotyczą, aż po gębie nie dostał.</text:p>
        </text:list-item>
        <text:list-item>
          <text:p text:style-name="P25">Car będzie nam niełaskaw, przecie sojusznikiem niby naszym w tej wojnie jest, dlatego posła tego tu cierpimy. Przecie nie ruszył się car jegomość pomóc nam w tej wyprawie. To i dobrze żeś mu po gębie dał, do Turków i do mnie go dalej nie dopuszczać, niech sobie car dalej radzi sam. A nie za prędko sobie poradzi, bo będzie nam kłopotem.</text:p>
        </text:list-item>
      </text:list>
      <text:p text:style-name="P11">Nast<text:span text:style-name="T5">ę</text:span>pnego dnia su<text:span text:style-name="T5">ł</text:span>ta<text:span text:style-name="T5">ń</text:span>scy, tatarscy i francuscy pos<text:span text:style-name="T5">ł</text:span>owie do namiotu Sobieskiego zawitali. Po wst<text:span text:style-name="T5">ę</text:span>pnych ustaleniach przez Bidzi<text:span text:style-name="T5">ń</text:span>skiego poczynionych, i po wymianie je<text:span text:style-name="T5">ń</text:span>c<text:span text:style-name="T5">ó</text:span>w wczoraj jeszcze dokonanej, rozmowy toczy<text:span text:style-name="T5">ł</text:span>y si<text:span text:style-name="T5">ę</text:span> teraz serdecznie. Kamie<text:span text:style-name="T5">ń</text:span>ca niezdobywszy i armii su<text:span text:style-name="T5">ł</text:span>ta<text:span text:style-name="T5">ń</text:span>skiej nierozgromiwszy nie m<text:span text:style-name="T5">ó</text:span>g<text:span text:style-name="T5">ł</text:span> Sobieski domaga<text:span text:style-name="T5">ć</text:span> si<text:span text:style-name="T5">ę</text:span> fortecy wydania, lecz Turcy odda<text:span text:style-name="T5">ć</text:span> wi<text:span text:style-name="T5">ę</text:span>ksz<text:span text:style-name="T5">ą</text:span> cz<text:span text:style-name="T5">ęść</text:span> wojew<text:span text:style-name="T5">ó</text:span>dztw podolskiego i brac<text:span text:style-name="T5">ł</text:span>awskiego obiecywali.</text:p>
      <text:list xml:id="list6711585969437166312" text:style-name="L9">
        <text:list-item>
          <text:p text:style-name="P32">potem za<text:span text:style-name="T5">ś</text:span><text:span text:style-name="T10">, gdy Wasza Wysoko</text:span><text:span text:style-name="T5">ść</text:span><text:span text:style-name="T10"> wojska swe na tych terytoriach opatrzy, razem jako sprzymierze</text:span><text:span text:style-name="T5">ń</text:span><text:span text:style-name="T10">cy na cara moskiewskiego ruszym – m</text:span><text:span text:style-name="T5">ó</text:span><text:span text:style-name="T10">wi</text:span><text:span text:style-name="T5">ł</text:span><text:span text:style-name="T10"> Ali Pasza.</text:span></text:p>
        </text:list-item>
      </text:list>
      <text:p text:style-name="P40">Tu poruszenie nastąpiło wśród posłów francuskich, Sobieski zaś obietnicy dać odmówił. Nie o takiej dalszej wojnie myślał. Przecie i w Litwie, i na zachodzie kraju jeszcze opozycja zbrojnie stawała, przez elektora brandenburskiego pod<text:span text:style-name="T5">ż</text:span>egana. T<text:span text:style-name="T5">ę</text:span> opozycj<text:span text:style-name="T5">ę</text:span> – a mo<text:span text:style-name="T5">ż</text:span>e i samego elektora, lennika niewiernego - <text:s/>poskromi<text:span text:style-name="T5">ć</text:span> trzeba, nim si<text:span text:style-name="T5">ę</text:span> znowu wojny na wschodzie rozpoczyna<text:span text:style-name="T5">ć</text:span> b<text:span text:style-name="T5">ę</text:span>dzie.</text:p>
      <text:p text:style-name="P41"><text:span text:style-name="T5">Wreszcie, po tygodniu rozm</text:span><text:span text:style-name="T5">ó</text:span><text:span text:style-name="T5">w, po licznych potach wylanych przez pos</text:span><text:span text:style-name="T5">łó</text:span><text:span text:style-name="T5">w francuskich, po demonstracyjnym wyje</text:span><text:span text:style-name="T5">ź</text:span><text:span text:style-name="T5">dzie pos</text:span><text:span text:style-name="T5">ł</text:span><text:span text:style-name="T5">a carskiego, po wtargni</text:span><text:span text:style-name="T5">ę</text:span><text:span text:style-name="T5">ciu do namiotu pana Hyde'a jako pos</text:span><text:span text:style-name="T5">ł</text:span><text:span text:style-name="T5">a angielskiego si</text:span><text:span text:style-name="T5">ę</text:span><text:span text:style-name="T5"> prezentuj</text:span><text:span text:style-name="T5">ą</text:span><text:span text:style-name="T5">cego, dokument rozejmowy w namiocie wielkiego chana podpisano. Oto wojew</text:span><text:span text:style-name="T5">ó</text:span><text:span text:style-name="T5">dztwo podolskie do Korony powraca</text:span><text:span text:style-name="T5">ło, jednak bez Kamieńca. Część niewielka województwa bracławskiego także, lecz większość przy sułtanie pozostać miała, a to dla obdarowania Kozaków </text:span><text:soft-page-break/><text:span text:style-name="T5">Doroszeńki. Doroszeńko, za hetmana kozackiego i lennika tureckiego uznany, nadaniami na Bracławszczyźnie miał się kontentować i od wypadów na stronę polską powstrzymać. Takoż Tatarzy napadów swoich na Polskę zaprzestać mieli. Z Rosją zaś mieli Turcy jedynie dalej wojować, Sobieski zaś zobowiązał się tę walkę wspierać, lecz nieorężnie.</text:span></text:p>
      <text:p text:style-name="P40"><text:span text:style-name="T5">Te i inne pomniejsze regulacje znalazły się w dokumencie, jaki poselstwo Sobieskiego do Konstantynopola zawieść miało. Przy tem, umówiono z Turkami, że poselstwo też otworzy kantor w Stambule handel nowej polskiej kompanii otwierający. Zgodzono się na otwarcie faktorii w Kilii i Białogrodzie i na przepływ statków z polskimi towarami przez Bosfor.</text:span></text:p>
      <text:p text:style-name="P40"><text:span text:style-name="T5">Odetchnęli wszyscy z ulgą po takim negocjacji zakończeniu. Kontent był Sobieski, że wolną rękę do dalszych poczynań na zachodzie ma. Zadowolony był Bidziński, przemarsze dalsze już planując. Jabłonowski zaś z Kątskim o handlu ze wschodem już rozprawiali.</text:span></text:p>
      <text:p text:style-name="P40"><text:span text:style-name="T5">Peter Pirwitz, wraz z kompanią muszkieterską straż przy namiocie polskiej delegacji odprawujący, teraz wmieszał się pomiędzy straż wojewody ruskiego. Usłyszał, jak ten ostatni cicho mówił:</text:span></text:p>
      <text:p text:style-name="Dialog"><text:span text:style-name="T5">- Wojnę z Turkiem na tem zakończymy. Potem handel ruszy, Dniestrowy handel z Bakczysarajem, Białogrodem i dalej. Jak kiedyś, albo i lepiej, jeśli cesarskich do handlu nie dopuścimy...</text:span></text:p>
      <text:p text:style-name="Text_20_body"><text:span text:style-name="T5">„Handel”, </text:span><text:span text:style-name="T6">pomyślał Peter, Polacy chcą dawne szlaki handlowe wielkimi rzekami wschodu wskrzesić... Peter postanowił przy tym być.</text:span></text:p>
      <text:p text:style-name="Text_20_body"><text:span text:style-name="T6">Jednak najpierw wymaszerował na Pawołocz.</text:span></text:p>
      <text:p text:style-name="Text_20_body"><text:span text:style-name="T6"/></text:p>
      <text:p text:style-name="P8">Gromienie Kozaków</text:p>
      <text:p text:style-name="P8"/>
      <text:p text:style-name="P8"/>
      <text:p text:style-name="P8">Sobieski m<text:span text:style-name="T5">ó</text:span><text:span text:style-name="T10">g</text:span><text:span text:style-name="T5">ł</text:span><text:span text:style-name="T10"> znowu spokojnie zasn</text:span><text:span text:style-name="T5">ąć</text:span><text:span text:style-name="T10">. Lecz sen mia</text:span><text:span text:style-name="T5">ł</text:span><text:span text:style-name="T10"> zn</text:span><text:span text:style-name="T5">ó</text:span><text:span text:style-name="T10">w niespokojny. </text:span><text:span text:style-name="T5">Ś</text:span><text:span text:style-name="T10">ni</text:span><text:span text:style-name="T5">ł o orle białym, co drapieżną panterę od gniazda odgoniwszy, spokojnie pobywał. Lecz za sąsiadów orły czarne trzy mając, wiele polować nie mógł i chudł przeraźliwie. Gdy zaś zbiedniał całkiem, czarne or</text:span><text:span text:style-name="T5">ł</text:span><text:span text:style-name="T5">y przegoni</text:span><text:span text:style-name="T5">ł</text:span><text:span text:style-name="T5">y z gniazda s</text:span><text:span text:style-name="T5">ł</text:span><text:span text:style-name="T5">abeusza.</text:span></text:p>
      <text:p text:style-name="P5"/>
      <text:p text:style-name="P3"/>
      <text:p text:style-name="P3"/>
      <text:p text:style-name="P3"><text:s/></text:p>
      <text:p text:style-name="P1"/>
      <text:p text:style-name="P1"/>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text:soft-page-break/>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meta:creation-date>2014-08-22T08:05:00Z</meta:creation-date>
    <dc:date>2018-03-30T18:43:20.30</dc:date>
    <meta:editing-cycles>1100</meta:editing-cycles>
    <meta:editing-duration>P1DT7H17M1S</meta:editing-duration>
    <meta:document-statistic meta:table-count="0" meta:image-count="0" meta:object-count="0" meta:page-count="32" meta:paragraph-count="283" meta:word-count="16148" meta:character-count="10943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